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Getting Started in a FOSS Project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searching the project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o you've chosen a projec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 you find out mor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do you need to know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on sources of inform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ual page/document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inary package descrip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b search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reshmeat.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Key Project Attribute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ry to find out: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o does the developmen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is it organis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is it licens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is the source code manag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are stable releases don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communication methods are us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are bugs track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es it interact with other projects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ject Structure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How is the project structur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 project team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it part of a larger projec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oes it have any corporate involvemen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ny formal legal framework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o makes decision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'Cathedral' or 'Bazaar'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iests in a tower or a milling bazaa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ntributing a patch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5">
              <text:list-item>
                <text:p text:style-name="P4">Research first!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patch format is want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gainst what version of the cod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much explanation is want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re tests and documentation expect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there a developer guid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happened with other patches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esting!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ke sure the patch work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heck it doesn't break anything els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s it portabl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alm and patien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t may take a lot of time to get a patch integr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ase Study: vlc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vlc – video play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does it do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o maintains i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is the project structured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 the developers communicat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hat has happened recently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 I build it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do I contribute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6cm" svg:height="1.276cm" svg:x="8cm" svg:y="15cm">
          <draw:text-box>
            <text:p text:style-name="P1"><text:span text:style-name="T1">Let's look at vlc ......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Exploring vlc</text:p>
          </draw:text-box>
        </draw:frame>
        <draw:frame presentation:style-name="pr4" draw:text-style-name="P4" draw:layer="layout" svg:width="23.912cm" svg:height="14.183cm" svg:x="2.058cm" svg:y="5.838cm" presentation:class="outline" presentation:user-transformed="true">
          <draw:text-box>
            <text:list text:style-name="L5">
              <text:list-item>
                <text:p text:style-name="P4">vlc main pag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er wiki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ding howto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phisticated websit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source cod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it direc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ultiple repositor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itweb interfa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igh development spe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mmunic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er and separate devel lis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mit msgs to devel lis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ment and user foru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RC chann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lc packaging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Binary packag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ject offers binaries for several platfor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fers tips on repositor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tailed project descrip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ckage separ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'skins' for customis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Dependenci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ild dependenc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runtime dependenc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xploring dependencies with synapti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vlc team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team pag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tails on major contribution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p loc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vn login detail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b-project team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gal conta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team even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eam meetings at conferen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development day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2T14:39:41</dc:date>
    <meta:editing-cycles>30</meta:editing-cycles>
    <meta:editing-duration>P2DT1H35M26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